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>
          <table:table-cell table:style-name="ce1" office:value-type="currency" office:currency="MXN" office:value="74999" calcext:value-type="currency">
            <text:p>$74,999.00</text:p>
          </table:table-cell>
          <table:table-cell/>
          <table:table-cell office:value-type="string" calcext:value-type="string">
            <text:p>Promedio</text:p>
          </table:table-cell>
          <table:table-cell table:number-columns-repeated="2"/>
          <table:table-cell office:value-type="string" calcext:value-type="string">
            <text:p>Des. Est.</text:p>
          </table:table-cell>
          <table:table-cell table:number-columns-repeated="15"/>
          <table:table-cell office:value-type="string" calcext:value-type="string">
            <text:p>Campana de gaus</text:p>
          </table:table-cell>
          <table:table-cell table:number-columns-repeated="14"/>
        </table:table-row>
        <table:table-row table:style-name="ro1">
          <table:table-cell table:style-name="ce1" office:value-type="currency" office:currency="MXN" office:value="62331" calcext:value-type="currency">
            <text:p>$62,331.00</text:p>
          </table:table-cell>
          <table:table-cell/>
          <table:table-cell table:style-name="ce2" office:value-type="float" office:value="74999" calcext:value-type="float">
            <text:p>74999</text:p>
          </table:table-cell>
          <table:table-cell office:value-type="string" calcext:value-type="string">
            <text:p>Total de datos</text:p>
          </table:table-cell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xi ord</text:p>
          </table:table-cell>
          <table:table-cell office:value-type="string" calcext:value-type="string">
            <text:p>prom</text:p>
          </table:table-cell>
          <table:table-cell office:value-type="string" calcext:value-type="string">
            <text:p>prom-xi</text:p>
          </table:table-cell>
          <table:table-cell office:value-type="string" calcext:value-type="string">
            <text:p>(prom-xi)²</text:p>
          </table:table-cell>
          <table:table-cell/>
          <table:table-cell office:value-type="string" calcext:value-type="string">
            <text:p>Sum (prom-xi)²</text:p>
          </table:table-cell>
          <table:table-cell/>
          <table:table-cell office:value-type="string" calcext:value-type="string">
            <text:p>Intervalos</text:p>
          </table:table-cell>
          <table:table-cell table:number-columns-repeated="22"/>
        </table:table-row>
        <table:table-row table:style-name="ro1">
          <table:table-cell table:style-name="ce1" office:value-type="currency" office:currency="MXN" office:value="54195" calcext:value-type="currency">
            <text:p>$54,195.00</text:p>
          </table:table-cell>
          <table:table-cell/>
          <table:table-cell table:style-name="ce2" office:value-type="float" office:value="62331" calcext:value-type="float">
            <text:p>62331</text:p>
          </table:table-cell>
          <table:table-cell table:formula="of:=COUNT([.C2:.C37])" office:value-type="float" office:value="36" calcext:value-type="float">
            <text:p>36</text:p>
          </table:table-cell>
          <table:table-cell/>
          <table:table-cell table:number-columns-repeated="2" table:style-name="ce2" office:value-type="float" office:value="74999" calcext:value-type="float">
            <text:p>74999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3]-[.G3]" office:value-type="float" office:value="-13716.4166666667" calcext:value-type="float">
            <text:p>-13716.4166666667</text:p>
          </table:table-cell>
          <table:table-cell table:formula="of:=[.I3]^2" office:value-type="float" office:value="188140086.173611" calcext:value-type="float">
            <text:p>188140086.173611</text:p>
          </table:table-cell>
          <table:table-cell/>
          <table:table-cell table:formula="of:=SUM([.J3:.J38])" office:value-type="float" office:value="2725510080.75" calcext:value-type="float">
            <text:p>2725510080.75</text:p>
          </table:table-cell>
          <table:table-cell table:number-columns-repeated="10"/>
          <table:table-cell office:value-type="float" office:value="74999" calcext:value-type="float">
            <text:p>74999</text:p>
          </table:table-cell>
          <table:table-cell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45789" calcext:value-type="currency">
            <text:p>$45,789.00</text:p>
          </table:table-cell>
          <table:table-cell/>
          <table:table-cell table:style-name="ce2" office:value-type="float" office:value="54195" calcext:value-type="float">
            <text:p>54195</text:p>
          </table:table-cell>
          <table:table-cell table:number-columns-repeated="2"/>
          <table:table-cell table:style-name="ce2" office:value-type="float" office:value="62331" calcext:value-type="float">
            <text:p>62331</text:p>
          </table:table-cell>
          <table:table-cell table:style-name="ce2" office:value-type="float" office:value="73992" calcext:value-type="float">
            <text:p>73992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4]-[.G4]" office:value-type="float" office:value="-12709.4166666667" calcext:value-type="float">
            <text:p>-12709.4166666667</text:p>
          </table:table-cell>
          <table:table-cell table:formula="of:=[.I4]^2" office:value-type="float" office:value="161529272.006944" calcext:value-type="float">
            <text:p>161529272.006944</text:p>
          </table:table-cell>
          <table:table-cell table:number-columns-repeated="3"/>
          <table:table-cell table:formula="of:=[.D9]" office:value-type="float" office:value="61282.5833333333" calcext:value-type="float">
            <text:p>61282.5833333333</text:p>
          </table:table-cell>
          <table:table-cell office:value-type="string" calcext:value-type="string">
            <text:p>mas menos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(</text:p>
          </table:table-cell>
          <table:table-cell table:formula="of:=[.L9]" office:value-type="float" office:value="8824.49525994871" calcext:value-type="float">
            <text:p>8824.49525994871</text:p>
          </table:table-cell>
          <table:table-cell office:value-type="string" calcext:value-type="string">
            <text:p>/</text:p>
          </table:table-cell>
          <table:table-cell table:formula="of:=SQRT([.D3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73992" calcext:value-type="float">
            <text:p>73992</text:p>
          </table:table-cell>
          <table:table-cell table:formula="of:=[.X2]+0.1"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52553" calcext:value-type="currency">
            <text:p>$52,553.00</text:p>
          </table:table-cell>
          <table:table-cell/>
          <table:table-cell table:style-name="ce2" office:value-type="float" office:value="45789" calcext:value-type="float">
            <text:p>45789</text:p>
          </table:table-cell>
          <table:table-cell office:value-type="string" calcext:value-type="string">
            <text:p>Suma de datos</text:p>
          </table:table-cell>
          <table:table-cell/>
          <table:table-cell table:style-name="ce2" office:value-type="float" office:value="54195" calcext:value-type="float">
            <text:p>54195</text:p>
          </table:table-cell>
          <table:table-cell table:style-name="ce2" office:value-type="float" office:value="73880" calcext:value-type="float">
            <text:p>73880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5]-[.G5]" office:value-type="float" office:value="-12597.4166666667" calcext:value-type="float">
            <text:p>-12597.4166666667</text:p>
          </table:table-cell>
          <table:table-cell table:formula="of:=[.I5]^2" office:value-type="float" office:value="158694906.673611" calcext:value-type="float">
            <text:p>158694906.673611</text:p>
          </table:table-cell>
          <table:table-cell/>
          <table:table-cell office:value-type="string" calcext:value-type="string">
            <text:p>Varianza</text:p>
          </table:table-cell>
          <table:table-cell table:number-columns-repeated="3"/>
          <table:table-cell table:formula="of:=[.P4]" office:value-type="float" office:value="1.96" calcext:value-type="float">
            <text:p>1.96</text:p>
          </table:table-cell>
          <table:table-cell table:formula="of:=[.R4]/[.T4]" office:value-type="float" office:value="1470.74920999145" calcext:value-type="float">
            <text:p>1470.74920999145</text:p>
          </table:table-cell>
          <table:table-cell table:number-columns-repeated="4"/>
          <table:table-cell office:value-type="string" calcext:value-type="string">
            <text:p>Prom</text:p>
          </table:table-cell>
          <table:table-cell office:value-type="float" office:value="73880" calcext:value-type="float">
            <text:p>73880</text:p>
          </table:table-cell>
          <table:table-cell table:formula="of:=[.X3]+0.1" office:value-type="float" office:value="-2.9" calcext:value-type="float">
            <text:p>-2.9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6227" calcext:value-type="currency">
            <text:p>$66,227.00</text:p>
          </table:table-cell>
          <table:table-cell/>
          <table:table-cell table:style-name="ce2" office:value-type="float" office:value="52553" calcext:value-type="float">
            <text:p>52553</text:p>
          </table:table-cell>
          <table:table-cell table:style-name="ce2" table:formula="of:=SUM([.C2:.C37])" office:value-type="float" office:value="2206173" calcext:value-type="float">
            <text:p>2206173</text:p>
          </table:table-cell>
          <table:table-cell/>
          <table:table-cell table:style-name="ce2" office:value-type="float" office:value="45789" calcext:value-type="float">
            <text:p>45789</text:p>
          </table:table-cell>
          <table:table-cell table:style-name="ce2" office:value-type="float" office:value="72861" calcext:value-type="float">
            <text:p>72861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6]-[.G6]" office:value-type="float" office:value="-11578.4166666667" calcext:value-type="float">
            <text:p>-11578.4166666667</text:p>
          </table:table-cell>
          <table:table-cell table:formula="of:=[.I6]^2" office:value-type="float" office:value="134059732.506944" calcext:value-type="float">
            <text:p>134059732.506944</text:p>
          </table:table-cell>
          <table:table-cell/>
          <table:table-cell table:formula="of:=[.L3]/([.D3]-1)" office:value-type="float" office:value="77871716.5928572" calcext:value-type="float">
            <text:p>77871716.5928572</text:p>
          </table:table-cell>
          <table:table-cell/>
          <table:table-cell table:formula="of:=[.D9]" office:value-type="float" office:value="61282.5833333333" calcext:value-type="float">
            <text:p>61282.5833333333</text:p>
          </table:table-cell>
          <table:table-cell office:value-type="string" calcext:value-type="string">
            <text:p>mas menos</text:p>
          </table:table-cell>
          <table:table-cell table:formula="of:=[.P5]*[.Q5]" office:value-type="float" office:value="2882.66845158324" calcext:value-type="float">
            <text:p>2882.66845158324</text:p>
          </table:table-cell>
          <table:table-cell table:number-columns-repeated="5"/>
          <table:table-cell office:value-type="float" office:value="61282.5833333333" calcext:value-type="float">
            <text:p>61282.5833333333</text:p>
          </table:table-cell>
          <table:table-cell office:value-type="float" office:value="72861" calcext:value-type="float">
            <text:p>72861</text:p>
          </table:table-cell>
          <table:table-cell table:formula="of:=[.X4]+0.1"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7974" calcext:value-type="currency">
            <text:p>$67,974.00</text:p>
          </table:table-cell>
          <table:table-cell/>
          <table:table-cell table:style-name="ce2" office:value-type="float" office:value="66227" calcext:value-type="float">
            <text:p>66227</text:p>
          </table:table-cell>
          <table:table-cell table:number-columns-repeated="2"/>
          <table:table-cell table:style-name="ce2" office:value-type="float" office:value="52553" calcext:value-type="float">
            <text:p>52553</text:p>
          </table:table-cell>
          <table:table-cell table:style-name="ce2" office:value-type="float" office:value="72545" calcext:value-type="float">
            <text:p>72545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7]-[.G7]" office:value-type="float" office:value="-11262.4166666667" calcext:value-type="float">
            <text:p>-11262.4166666667</text:p>
          </table:table-cell>
          <table:table-cell table:formula="of:=[.I7]^2" office:value-type="float" office:value="126842029.173611" calcext:value-type="float">
            <text:p>126842029.173611</text:p>
          </table:table-cell>
          <table:table-cell table:number-columns-repeated="12"/>
          <table:table-cell office:value-type="float" office:value="72545" calcext:value-type="float">
            <text:p>72545</text:p>
          </table:table-cell>
          <table:table-cell table:formula="of:=[.X5]+0.1" office:value-type="float" office:value="-2.8" calcext:value-type="float">
            <text:p>-2.8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52149" calcext:value-type="currency">
            <text:p>$52,149.00</text:p>
          </table:table-cell>
          <table:table-cell/>
          <table:table-cell table:style-name="ce2" office:value-type="float" office:value="67974" calcext:value-type="float">
            <text:p>67974</text:p>
          </table:table-cell>
          <table:table-cell office:value-type="string" calcext:value-type="string">
            <text:p>Promedio</text:p>
          </table:table-cell>
          <table:table-cell/>
          <table:table-cell table:style-name="ce2" office:value-type="float" office:value="66227" calcext:value-type="float">
            <text:p>66227</text:p>
          </table:table-cell>
          <table:table-cell table:style-name="ce2" office:value-type="float" office:value="71815" calcext:value-type="float">
            <text:p>71815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8]-[.G8]" office:value-type="float" office:value="-10532.4166666667" calcext:value-type="float">
            <text:p>-10532.4166666667</text:p>
          </table:table-cell>
          <table:table-cell table:formula="of:=[.I8]^2" office:value-type="float" office:value="110931800.840278" calcext:value-type="float">
            <text:p>110931800.840278</text:p>
          </table:table-cell>
          <table:table-cell/>
          <table:table-cell office:value-type="string" calcext:value-type="string">
            <text:p>Des. Est.</text:p>
          </table:table-cell>
          <table:table-cell table:number-columns-repeated="10"/>
          <table:table-cell office:value-type="float" office:value="71815" calcext:value-type="float">
            <text:p>71815</text:p>
          </table:table-cell>
          <table:table-cell table:formula="of:=[.X6]+0.1"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55552" calcext:value-type="currency">
            <text:p>$55,552.00</text:p>
          </table:table-cell>
          <table:table-cell/>
          <table:table-cell table:style-name="ce2" office:value-type="float" office:value="52149" calcext:value-type="float">
            <text:p>52149</text:p>
          </table:table-cell>
          <table:table-cell table:formula="of:=[.D6]/[.D3]" office:value-type="float" office:value="61282.5833333333" calcext:value-type="float">
            <text:p>61282.5833333333</text:p>
          </table:table-cell>
          <table:table-cell/>
          <table:table-cell table:style-name="ce2" office:value-type="float" office:value="67974" calcext:value-type="float">
            <text:p>67974</text:p>
          </table:table-cell>
          <table:table-cell table:style-name="ce2" office:value-type="float" office:value="71537" calcext:value-type="float">
            <text:p>71537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9]-[.G9]" office:value-type="float" office:value="-10254.4166666667" calcext:value-type="float">
            <text:p>-10254.4166666667</text:p>
          </table:table-cell>
          <table:table-cell table:formula="of:=[.I9]^2" office:value-type="float" office:value="105153061.173611" calcext:value-type="float">
            <text:p>105153061.173611</text:p>
          </table:table-cell>
          <table:table-cell/>
          <table:table-cell table:formula="of:=SQRT([.L6])" office:value-type="float" office:value="8824.49525994871" calcext:value-type="float">
            <text:p>8824.49525994871</text:p>
          </table:table-cell>
          <table:table-cell/>
          <table:table-cell office:value-type="string" calcext:value-type="string">
            <text:p>LIC</text:p>
          </table:table-cell>
          <table:table-cell office:value-type="float" office:value="61282.5833333333" calcext:value-type="float">
            <text:p>61282.5833333333</text:p>
          </table:table-cell>
          <table:table-cell office:value-type="string" calcext:value-type="string">
            <text:p>menos</text:p>
          </table:table-cell>
          <table:table-cell office:value-type="float" office:value="2882.66845158324" calcext:value-type="float">
            <text:p>2882.66845158324</text:p>
          </table:table-cell>
          <table:table-cell table:number-columns-repeated="4"/>
          <table:table-cell office:value-type="string" calcext:value-type="string">
            <text:p>Des. Est.</text:p>
          </table:table-cell>
          <table:table-cell office:value-type="float" office:value="71537" calcext:value-type="float">
            <text:p>71537</text:p>
          </table:table-cell>
          <table:table-cell table:formula="of:=[.X7]+0.1" office:value-type="float" office:value="-2.7" calcext:value-type="float">
            <text:p>-2.7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46446" calcext:value-type="currency">
            <text:p>$46,446.00</text:p>
          </table:table-cell>
          <table:table-cell/>
          <table:table-cell table:style-name="ce2" office:value-type="float" office:value="55552" calcext:value-type="float">
            <text:p>55552</text:p>
          </table:table-cell>
          <table:table-cell table:number-columns-repeated="2"/>
          <table:table-cell table:style-name="ce2" office:value-type="float" office:value="52149" calcext:value-type="float">
            <text:p>52149</text:p>
          </table:table-cell>
          <table:table-cell table:style-name="ce2" office:value-type="float" office:value="70268" calcext:value-type="float">
            <text:p>70268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10]-[.G10]" office:value-type="float" office:value="-8985.41666666666" calcext:value-type="float">
            <text:p>-8985.41666666666</text:p>
          </table:table-cell>
          <table:table-cell table:formula="of:=[.I10]^2" office:value-type="float" office:value="80737712.6736111" calcext:value-type="float">
            <text:p>80737712.6736111</text:p>
          </table:table-cell>
          <table:table-cell table:number-columns-repeated="3"/>
          <table:table-cell office:value-type="string" calcext:value-type="string">
            <text:p>LSC</text:p>
          </table:table-cell>
          <table:table-cell office:value-type="float" office:value="61282.5833333333" calcext:value-type="float">
            <text:p>61282.5833333333</text:p>
          </table:table-cell>
          <table:table-cell office:value-type="string" calcext:value-type="string">
            <text:p>mas</text:p>
          </table:table-cell>
          <table:table-cell office:value-type="float" office:value="2882.66845158324" calcext:value-type="float">
            <text:p>2882.66845158324</text:p>
          </table:table-cell>
          <table:table-cell table:number-columns-repeated="4"/>
          <table:table-cell office:value-type="float" office:value="8824.49525994871" calcext:value-type="float">
            <text:p>8824.49525994871</text:p>
          </table:table-cell>
          <table:table-cell office:value-type="float" office:value="70268" calcext:value-type="float">
            <text:p>70268</text:p>
          </table:table-cell>
          <table:table-cell table:formula="of:=[.X8]+0.1"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51825" calcext:value-type="currency">
            <text:p>$51,825.00</text:p>
          </table:table-cell>
          <table:table-cell/>
          <table:table-cell table:style-name="ce2" office:value-type="float" office:value="46446" calcext:value-type="float">
            <text:p>46446</text:p>
          </table:table-cell>
          <table:table-cell table:number-columns-repeated="2"/>
          <table:table-cell table:style-name="ce2" office:value-type="float" office:value="55552" calcext:value-type="float">
            <text:p>55552</text:p>
          </table:table-cell>
          <table:table-cell table:style-name="ce2" office:value-type="float" office:value="70160" calcext:value-type="float">
            <text:p>70160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11]-[.G11]" office:value-type="float" office:value="-8877.41666666666" calcext:value-type="float">
            <text:p>-8877.41666666666</text:p>
          </table:table-cell>
          <table:table-cell table:formula="of:=[.I11]^2" office:value-type="float" office:value="78808526.6736111" calcext:value-type="float">
            <text:p>78808526.6736111</text:p>
          </table:table-cell>
          <table:table-cell table:number-columns-repeated="12"/>
          <table:table-cell office:value-type="float" office:value="70160" calcext:value-type="float">
            <text:p>70160</text:p>
          </table:table-cell>
          <table:table-cell table:formula="of:=[.X9]+0.1" office:value-type="float" office:value="-2.6" calcext:value-type="float">
            <text:p>-2.6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49207" calcext:value-type="currency">
            <text:p>$49,207.00</text:p>
          </table:table-cell>
          <table:table-cell/>
          <table:table-cell table:style-name="ce2" office:value-type="float" office:value="51825" calcext:value-type="float">
            <text:p>51825</text:p>
          </table:table-cell>
          <table:table-cell table:style-name="ce1" table:number-columns-repeated="2"/>
          <table:table-cell table:style-name="ce2" office:value-type="float" office:value="46446" calcext:value-type="float">
            <text:p>46446</text:p>
          </table:table-cell>
          <table:table-cell table:style-name="ce2" office:value-type="float" office:value="67974" calcext:value-type="float">
            <text:p>67974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12]-[.G12]" office:value-type="float" office:value="-6691.41666666666" calcext:value-type="float">
            <text:p>-6691.41666666666</text:p>
          </table:table-cell>
          <table:table-cell table:formula="of:=[.I12]^2" office:value-type="float" office:value="44775057.0069444" calcext:value-type="float">
            <text:p>44775057.0069444</text:p>
          </table:table-cell>
          <table:table-cell table:style-name="ce1" table:number-columns-repeated="3"/>
          <table:table-cell office:value-type="string" calcext:value-type="string">
            <text:p>LIC</text:p>
          </table:table-cell>
          <table:table-cell table:style-name="ce2" table:formula="of:=[.O9]-[.Q9]" office:value-type="float" office:value="58399.9148817501" calcext:value-type="float">
            <text:p>58399.9148817501</text:p>
          </table:table-cell>
          <table:table-cell table:style-name="ce1"/>
          <table:table-cell table:style-name="ce1" office:value-type="string" calcext:value-type="string">
            <text:p>(58399.9, 64165.2)</text:p>
          </table:table-cell>
          <table:table-cell table:style-name="ce1" table:number-columns-repeated="4"/>
          <table:table-cell/>
          <table:table-cell table:style-name="ce2" office:value-type="float" office:value="67974" calcext:value-type="float">
            <text:p>67974</text:p>
          </table:table-cell>
          <table:table-cell table:formula="of:=[.X10]+0.1" office:value-type="float" office:value="0.5" calcext:value-type="float">
            <text:p>0.5</text:p>
          </table:table-cell>
          <table:table-cell table:style-name="ce1" table:number-columns-repeated="12"/>
        </table:table-row>
        <table:table-row table:style-name="ro1">
          <table:table-cell table:style-name="ce1" office:value-type="currency" office:currency="MXN" office:value="72545" calcext:value-type="currency">
            <text:p>$72,545.00</text:p>
          </table:table-cell>
          <table:table-cell/>
          <table:table-cell table:style-name="ce2" office:value-type="float" office:value="49207" calcext:value-type="float">
            <text:p>49207</text:p>
          </table:table-cell>
          <table:table-cell table:number-columns-repeated="2"/>
          <table:table-cell table:style-name="ce2" office:value-type="float" office:value="51825" calcext:value-type="float">
            <text:p>51825</text:p>
          </table:table-cell>
          <table:table-cell table:style-name="ce2" office:value-type="float" office:value="67833" calcext:value-type="float">
            <text:p>67833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13]-[.G13]" office:value-type="float" office:value="-6550.41666666666" calcext:value-type="float">
            <text:p>-6550.41666666666</text:p>
          </table:table-cell>
          <table:table-cell table:formula="of:=[.I13]^2" office:value-type="float" office:value="42907958.5069444" calcext:value-type="float">
            <text:p>42907958.5069444</text:p>
          </table:table-cell>
          <table:table-cell table:number-columns-repeated="3"/>
          <table:table-cell office:value-type="string" calcext:value-type="string">
            <text:p>LSC</text:p>
          </table:table-cell>
          <table:table-cell table:formula="of:=[.O9]+[.Q9]" office:value-type="float" office:value="64165.2517849166" calcext:value-type="float">
            <text:p>64165.2517849166</text:p>
          </table:table-cell>
          <table:table-cell table:number-columns-repeated="7"/>
          <table:table-cell office:value-type="float" office:value="67833" calcext:value-type="float">
            <text:p>67833</text:p>
          </table:table-cell>
          <table:table-cell table:formula="of:=[.X11]+0.1" office:value-type="float" office:value="-2.5" calcext:value-type="float">
            <text:p>-2.5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70268" calcext:value-type="currency">
            <text:p>$70,268.00</text:p>
          </table:table-cell>
          <table:table-cell/>
          <table:table-cell table:style-name="ce2" office:value-type="float" office:value="72545" calcext:value-type="float">
            <text:p>72545</text:p>
          </table:table-cell>
          <table:table-cell table:number-columns-repeated="2"/>
          <table:table-cell table:style-name="ce2" office:value-type="float" office:value="49207" calcext:value-type="float">
            <text:p>49207</text:p>
          </table:table-cell>
          <table:table-cell table:style-name="ce2" office:value-type="float" office:value="67323" calcext:value-type="float">
            <text:p>67323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14]-[.G14]" office:value-type="float" office:value="-6040.41666666666" calcext:value-type="float">
            <text:p>-6040.41666666666</text:p>
          </table:table-cell>
          <table:table-cell table:formula="of:=[.I14]^2" office:value-type="float" office:value="36486633.5069444" calcext:value-type="float">
            <text:p>36486633.5069444</text:p>
          </table:table-cell>
          <table:table-cell table:number-columns-repeated="12"/>
          <table:table-cell office:value-type="float" office:value="67323" calcext:value-type="float">
            <text:p>67323</text:p>
          </table:table-cell>
          <table:table-cell table:formula="of:=[.X12]+0.1"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7323" calcext:value-type="currency">
            <text:p>$67,323.00</text:p>
          </table:table-cell>
          <table:table-cell/>
          <table:table-cell table:style-name="ce2" office:value-type="float" office:value="70268" calcext:value-type="float">
            <text:p>70268</text:p>
          </table:table-cell>
          <table:table-cell table:number-columns-repeated="2"/>
          <table:table-cell table:style-name="ce2" office:value-type="float" office:value="72545" calcext:value-type="float">
            <text:p>72545</text:p>
          </table:table-cell>
          <table:table-cell table:style-name="ce2" office:value-type="float" office:value="66227" calcext:value-type="float">
            <text:p>66227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15]-[.G15]" office:value-type="float" office:value="-4944.41666666666" calcext:value-type="float">
            <text:p>-4944.41666666666</text:p>
          </table:table-cell>
          <table:table-cell table:formula="of:=[.I15]^2" office:value-type="float" office:value="24447256.1736111" calcext:value-type="float">
            <text:p>24447256.1736111</text:p>
          </table:table-cell>
          <table:table-cell table:number-columns-repeated="3"/>
          <table:table-cell office:value-type="string" calcext:value-type="string">
            <text:p>Amplitud</text:p>
          </table:table-cell>
          <table:table-cell table:formula="of:=[.O13]-[.O12]" office:value-type="float" office:value="5765.33690316649" calcext:value-type="float">
            <text:p>5765.33690316649</text:p>
          </table:table-cell>
          <table:table-cell table:number-columns-repeated="7"/>
          <table:table-cell office:value-type="float" office:value="66227" calcext:value-type="float">
            <text:p>66227</text:p>
          </table:table-cell>
          <table:table-cell table:formula="of:=[.X13]+0.1" office:value-type="float" office:value="-2.4" calcext:value-type="float">
            <text:p>-2.4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1823" calcext:value-type="currency">
            <text:p>$61,823.00</text:p>
          </table:table-cell>
          <table:table-cell/>
          <table:table-cell table:style-name="ce2" office:value-type="float" office:value="67323" calcext:value-type="float">
            <text:p>67323</text:p>
          </table:table-cell>
          <table:table-cell table:number-columns-repeated="2"/>
          <table:table-cell table:style-name="ce2" office:value-type="float" office:value="70268" calcext:value-type="float">
            <text:p>70268</text:p>
          </table:table-cell>
          <table:table-cell table:style-name="ce2" office:value-type="float" office:value="64501" calcext:value-type="float">
            <text:p>64501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16]-[.G16]" office:value-type="float" office:value="-3218.41666666666" calcext:value-type="float">
            <text:p>-3218.41666666666</text:p>
          </table:table-cell>
          <table:table-cell table:formula="of:=[.I16]^2" office:value-type="float" office:value="10358205.8402778" calcext:value-type="float">
            <text:p>10358205.8402778</text:p>
          </table:table-cell>
          <table:table-cell table:number-columns-repeated="12"/>
          <table:table-cell office:value-type="float" office:value="64501" calcext:value-type="float">
            <text:p>64501</text:p>
          </table:table-cell>
          <table:table-cell table:formula="of:=[.X14]+0.1"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0150" calcext:value-type="currency">
            <text:p>$60,150.00</text:p>
          </table:table-cell>
          <table:table-cell/>
          <table:table-cell table:style-name="ce2" office:value-type="float" office:value="61823" calcext:value-type="float">
            <text:p>61823</text:p>
          </table:table-cell>
          <table:table-cell table:number-columns-repeated="2"/>
          <table:table-cell table:style-name="ce2" office:value-type="float" office:value="67323" calcext:value-type="float">
            <text:p>67323</text:p>
          </table:table-cell>
          <table:table-cell table:style-name="ce2" office:value-type="float" office:value="64352" calcext:value-type="float">
            <text:p>64352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17]-[.G17]" office:value-type="float" office:value="-3069.41666666666" calcext:value-type="float">
            <text:p>-3069.41666666666</text:p>
          </table:table-cell>
          <table:table-cell table:formula="of:=[.I17]^2" office:value-type="float" office:value="9421318.6736111" calcext:value-type="float">
            <text:p>9421318.6736111</text:p>
          </table:table-cell>
          <table:table-cell table:number-columns-repeated="12"/>
          <table:table-cell office:value-type="float" office:value="64352" calcext:value-type="float">
            <text:p>64352</text:p>
          </table:table-cell>
          <table:table-cell table:formula="of:=[.X15]+0.1" office:value-type="float" office:value="-2.3" calcext:value-type="float">
            <text:p>-2.3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47629" calcext:value-type="currency">
            <text:p>$47,629.00</text:p>
          </table:table-cell>
          <table:table-cell/>
          <table:table-cell table:style-name="ce2" office:value-type="float" office:value="60150" calcext:value-type="float">
            <text:p>60150</text:p>
          </table:table-cell>
          <table:table-cell table:number-columns-repeated="2"/>
          <table:table-cell table:style-name="ce2" office:value-type="float" office:value="61823" calcext:value-type="float">
            <text:p>61823</text:p>
          </table:table-cell>
          <table:table-cell table:style-name="ce2" office:value-type="float" office:value="62636" calcext:value-type="float">
            <text:p>62636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18]-[.G18]" office:value-type="float" office:value="-1353.41666666666" calcext:value-type="float">
            <text:p>-1353.41666666666</text:p>
          </table:table-cell>
          <table:table-cell table:formula="of:=[.I18]^2" office:value-type="float" office:value="1831736.6736111" calcext:value-type="float">
            <text:p>1831736.6736111</text:p>
          </table:table-cell>
          <table:table-cell table:number-columns-repeated="12"/>
          <table:table-cell office:value-type="float" office:value="62636" calcext:value-type="float">
            <text:p>62636</text:p>
          </table:table-cell>
          <table:table-cell table:formula="of:=[.X16]+0.1"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71815" calcext:value-type="currency">
            <text:p>$71,815.00</text:p>
          </table:table-cell>
          <table:table-cell/>
          <table:table-cell table:style-name="ce2" office:value-type="float" office:value="47629" calcext:value-type="float">
            <text:p>47629</text:p>
          </table:table-cell>
          <table:table-cell table:number-columns-repeated="2"/>
          <table:table-cell table:style-name="ce2" office:value-type="float" office:value="60150" calcext:value-type="float">
            <text:p>60150</text:p>
          </table:table-cell>
          <table:table-cell table:style-name="ce2" office:value-type="float" office:value="62331" calcext:value-type="float">
            <text:p>62331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19]-[.G19]" office:value-type="float" office:value="-1048.41666666666" calcext:value-type="float">
            <text:p>-1048.41666666666</text:p>
          </table:table-cell>
          <table:table-cell table:formula="of:=[.I19]^2" office:value-type="float" office:value="1099177.50694444" calcext:value-type="float">
            <text:p>1099177.50694444</text:p>
          </table:table-cell>
          <table:table-cell table:number-columns-repeated="12"/>
          <table:table-cell office:value-type="float" office:value="62331" calcext:value-type="float">
            <text:p>62331</text:p>
          </table:table-cell>
          <table:table-cell table:formula="of:=[.X17]+0.1" office:value-type="float" office:value="-2.2" calcext:value-type="float">
            <text:p>-2.2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73880" calcext:value-type="currency">
            <text:p>$73,880.00</text:p>
          </table:table-cell>
          <table:table-cell/>
          <table:table-cell table:style-name="ce2" office:value-type="float" office:value="71815" calcext:value-type="float">
            <text:p>71815</text:p>
          </table:table-cell>
          <table:table-cell table:number-columns-repeated="2"/>
          <table:table-cell table:style-name="ce2" office:value-type="float" office:value="47629" calcext:value-type="float">
            <text:p>47629</text:p>
          </table:table-cell>
          <table:table-cell table:style-name="ce2" office:value-type="float" office:value="62037" calcext:value-type="float">
            <text:p>62037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20]-[.G20]" office:value-type="float" office:value="-754.416666666664" calcext:value-type="float">
            <text:p>-754.416666666664</text:p>
          </table:table-cell>
          <table:table-cell table:formula="of:=[.I20]^2" office:value-type="float" office:value="569144.506944441" calcext:value-type="float">
            <text:p>569144.506944441</text:p>
          </table:table-cell>
          <table:table-cell table:number-columns-repeated="12"/>
          <table:table-cell office:value-type="float" office:value="62037" calcext:value-type="float">
            <text:p>62037</text:p>
          </table:table-cell>
          <table:table-cell table:formula="of:=[.X18]+0.1"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50129" calcext:value-type="currency">
            <text:p>$50,129.00</text:p>
          </table:table-cell>
          <table:table-cell/>
          <table:table-cell table:style-name="ce2" office:value-type="float" office:value="73880" calcext:value-type="float">
            <text:p>73880</text:p>
          </table:table-cell>
          <table:table-cell table:number-columns-repeated="2"/>
          <table:table-cell table:style-name="ce2" office:value-type="float" office:value="71815" calcext:value-type="float">
            <text:p>71815</text:p>
          </table:table-cell>
          <table:table-cell table:style-name="ce2" office:value-type="float" office:value="61823" calcext:value-type="float">
            <text:p>61823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21]-[.G21]" office:value-type="float" office:value="-540.416666666664" calcext:value-type="float">
            <text:p>-540.416666666664</text:p>
          </table:table-cell>
          <table:table-cell table:formula="of:=[.I21]^2" office:value-type="float" office:value="292050.173611109" calcext:value-type="float">
            <text:p>292050.173611109</text:p>
          </table:table-cell>
          <table:table-cell table:number-columns-repeated="12"/>
          <table:table-cell office:value-type="float" office:value="61823" calcext:value-type="float">
            <text:p>61823</text:p>
          </table:table-cell>
          <table:table-cell table:formula="of:=[.X19]+0.1" office:value-type="float" office:value="-2.1" calcext:value-type="float">
            <text:p>-2.1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70160" calcext:value-type="currency">
            <text:p>$70,160.00</text:p>
          </table:table-cell>
          <table:table-cell/>
          <table:table-cell table:style-name="ce2" office:value-type="float" office:value="50129" calcext:value-type="float">
            <text:p>50129</text:p>
          </table:table-cell>
          <table:table-cell table:number-columns-repeated="2"/>
          <table:table-cell table:style-name="ce2" office:value-type="float" office:value="73880" calcext:value-type="float">
            <text:p>73880</text:p>
          </table:table-cell>
          <table:table-cell table:style-name="ce2" office:value-type="float" office:value="60471" calcext:value-type="float">
            <text:p>60471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22]-[.G22]" office:value-type="float" office:value="811.583333333336" calcext:value-type="float">
            <text:p>811.583333333336</text:p>
          </table:table-cell>
          <table:table-cell table:formula="of:=[.I22]^2" office:value-type="float" office:value="658667.506944448" calcext:value-type="float">
            <text:p>658667.506944448</text:p>
          </table:table-cell>
          <table:table-cell table:number-columns-repeated="12"/>
          <table:table-cell office:value-type="float" office:value="60471" calcext:value-type="float">
            <text:p>60471</text:p>
          </table:table-cell>
          <table:table-cell table:formula="of:=[.X20]+0.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4352" calcext:value-type="currency">
            <text:p>$64,352.00</text:p>
          </table:table-cell>
          <table:table-cell/>
          <table:table-cell table:style-name="ce2" office:value-type="float" office:value="70160" calcext:value-type="float">
            <text:p>70160</text:p>
          </table:table-cell>
          <table:table-cell table:number-columns-repeated="2"/>
          <table:table-cell table:style-name="ce2" office:value-type="float" office:value="50129" calcext:value-type="float">
            <text:p>50129</text:p>
          </table:table-cell>
          <table:table-cell table:style-name="ce2" office:value-type="float" office:value="60335" calcext:value-type="float">
            <text:p>60335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23]-[.G23]" office:value-type="float" office:value="947.583333333336" calcext:value-type="float">
            <text:p>947.583333333336</text:p>
          </table:table-cell>
          <table:table-cell table:formula="of:=[.I23]^2" office:value-type="float" office:value="897914.173611116" calcext:value-type="float">
            <text:p>897914.173611116</text:p>
          </table:table-cell>
          <table:table-cell table:number-columns-repeated="12"/>
          <table:table-cell office:value-type="float" office:value="60335" calcext:value-type="float">
            <text:p>60335</text:p>
          </table:table-cell>
          <table:table-cell table:formula="of:=[.X21]+0.1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53629" calcext:value-type="currency">
            <text:p>$53,629.00</text:p>
          </table:table-cell>
          <table:table-cell/>
          <table:table-cell table:style-name="ce2" office:value-type="float" office:value="64352" calcext:value-type="float">
            <text:p>64352</text:p>
          </table:table-cell>
          <table:table-cell table:number-columns-repeated="2"/>
          <table:table-cell table:style-name="ce2" office:value-type="float" office:value="70160" calcext:value-type="float">
            <text:p>70160</text:p>
          </table:table-cell>
          <table:table-cell table:style-name="ce2" office:value-type="float" office:value="60150" calcext:value-type="float">
            <text:p>60150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24]-[.G24]" office:value-type="float" office:value="1132.58333333334" calcext:value-type="float">
            <text:p>1132.58333333334</text:p>
          </table:table-cell>
          <table:table-cell table:formula="of:=[.I24]^2" office:value-type="float" office:value="1282745.00694445" calcext:value-type="float">
            <text:p>1282745.00694445</text:p>
          </table:table-cell>
          <table:table-cell table:number-columns-repeated="12"/>
          <table:table-cell office:value-type="float" office:value="60150" calcext:value-type="float">
            <text:p>60150</text:p>
          </table:table-cell>
          <table:table-cell table:formula="of:=[.X22]+0.1"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71537" calcext:value-type="currency">
            <text:p>$71,537.00</text:p>
          </table:table-cell>
          <table:table-cell/>
          <table:table-cell table:style-name="ce2" office:value-type="float" office:value="53629" calcext:value-type="float">
            <text:p>53629</text:p>
          </table:table-cell>
          <table:table-cell table:number-columns-repeated="2"/>
          <table:table-cell table:style-name="ce2" office:value-type="float" office:value="64352" calcext:value-type="float">
            <text:p>64352</text:p>
          </table:table-cell>
          <table:table-cell table:style-name="ce2" office:value-type="float" office:value="57205" calcext:value-type="float">
            <text:p>57205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25]-[.G25]" office:value-type="float" office:value="4077.58333333334" calcext:value-type="float">
            <text:p>4077.58333333334</text:p>
          </table:table-cell>
          <table:table-cell table:formula="of:=[.I25]^2" office:value-type="float" office:value="16626685.8402778" calcext:value-type="float">
            <text:p>16626685.8402778</text:p>
          </table:table-cell>
          <table:table-cell table:number-columns-repeated="2"/>
          <table:table-cell table:formula="of:=34809.0975534872-[.N34]" office:value-type="float" office:value="25984.6022935385" calcext:value-type="float">
            <text:p>25984.6022935385</text:p>
          </table:table-cell>
          <table:table-cell table:number-columns-repeated="9"/>
          <table:table-cell office:value-type="float" office:value="57205" calcext:value-type="float">
            <text:p>57205</text:p>
          </table:table-cell>
          <table:table-cell table:formula="of:=[.X23]+0.1" office:value-type="float" office:value="-1.9" calcext:value-type="float">
            <text:p>-1.9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2037" calcext:value-type="currency">
            <text:p>$62,037.00</text:p>
          </table:table-cell>
          <table:table-cell/>
          <table:table-cell table:style-name="ce2" office:value-type="float" office:value="71537" calcext:value-type="float">
            <text:p>71537</text:p>
          </table:table-cell>
          <table:table-cell table:number-columns-repeated="2"/>
          <table:table-cell table:style-name="ce2" office:value-type="float" office:value="53629" calcext:value-type="float">
            <text:p>53629</text:p>
          </table:table-cell>
          <table:table-cell table:style-name="ce2" office:value-type="float" office:value="55552" calcext:value-type="float">
            <text:p>55552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26]-[.G26]" office:value-type="float" office:value="5730.58333333334" calcext:value-type="float">
            <text:p>5730.58333333334</text:p>
          </table:table-cell>
          <table:table-cell table:formula="of:=[.I26]^2" office:value-type="float" office:value="32839585.3402778" calcext:value-type="float">
            <text:p>32839585.3402778</text:p>
          </table:table-cell>
          <table:table-cell table:number-columns-repeated="12"/>
          <table:table-cell office:value-type="float" office:value="55552" calcext:value-type="float">
            <text:p>55552</text:p>
          </table:table-cell>
          <table:table-cell table:formula="of:=[.X24]+0.1"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73992" calcext:value-type="currency">
            <text:p>$73,992.00</text:p>
          </table:table-cell>
          <table:table-cell/>
          <table:table-cell table:style-name="ce2" office:value-type="float" office:value="62037" calcext:value-type="float">
            <text:p>62037</text:p>
          </table:table-cell>
          <table:table-cell table:number-columns-repeated="2"/>
          <table:table-cell table:style-name="ce2" office:value-type="float" office:value="71537" calcext:value-type="float">
            <text:p>71537</text:p>
          </table:table-cell>
          <table:table-cell table:style-name="ce2" office:value-type="float" office:value="55165" calcext:value-type="float">
            <text:p>55165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27]-[.G27]" office:value-type="float" office:value="6117.58333333334" calcext:value-type="float">
            <text:p>6117.58333333334</text:p>
          </table:table-cell>
          <table:table-cell table:formula="of:=[.I27]^2" office:value-type="float" office:value="37424825.8402778" calcext:value-type="float">
            <text:p>37424825.8402778</text:p>
          </table:table-cell>
          <table:table-cell table:number-columns-repeated="2"/>
          <table:table-cell table:formula="of:=43633.5928134359-[.N34]" office:value-type="float" office:value="34809.0975534872" calcext:value-type="float">
            <text:p>34809.0975534872</text:p>
          </table:table-cell>
          <table:table-cell table:number-columns-repeated="9"/>
          <table:table-cell office:value-type="float" office:value="55165" calcext:value-type="float">
            <text:p>55165</text:p>
          </table:table-cell>
          <table:table-cell table:formula="of:=[.X25]+0.1" office:value-type="float" office:value="-1.8" calcext:value-type="float">
            <text:p>-1.8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2636" calcext:value-type="currency">
            <text:p>$62,636.00</text:p>
          </table:table-cell>
          <table:table-cell/>
          <table:table-cell table:style-name="ce2" office:value-type="float" office:value="73992" calcext:value-type="float">
            <text:p>73992</text:p>
          </table:table-cell>
          <table:table-cell table:number-columns-repeated="2"/>
          <table:table-cell table:style-name="ce2" office:value-type="float" office:value="62037" calcext:value-type="float">
            <text:p>62037</text:p>
          </table:table-cell>
          <table:table-cell table:style-name="ce2" office:value-type="float" office:value="54650" calcext:value-type="float">
            <text:p>54650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28]-[.G28]" office:value-type="float" office:value="6632.58333333334" calcext:value-type="float">
            <text:p>6632.58333333334</text:p>
          </table:table-cell>
          <table:table-cell table:formula="of:=[.I28]^2" office:value-type="float" office:value="43991161.6736111" calcext:value-type="float">
            <text:p>43991161.6736111</text:p>
          </table:table-cell>
          <table:table-cell table:number-columns-repeated="12"/>
          <table:table-cell office:value-type="float" office:value="54650" calcext:value-type="float">
            <text:p>54650</text:p>
          </table:table-cell>
          <table:table-cell table:formula="of:=[.X26]+0.1"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7833" calcext:value-type="currency">
            <text:p>$67,833.00</text:p>
          </table:table-cell>
          <table:table-cell/>
          <table:table-cell table:style-name="ce2" office:value-type="float" office:value="62636" calcext:value-type="float">
            <text:p>62636</text:p>
          </table:table-cell>
          <table:table-cell table:number-columns-repeated="2"/>
          <table:table-cell table:style-name="ce2" office:value-type="float" office:value="73992" calcext:value-type="float">
            <text:p>73992</text:p>
          </table:table-cell>
          <table:table-cell table:style-name="ce2" office:value-type="float" office:value="54195" calcext:value-type="float">
            <text:p>54195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29]-[.G29]" office:value-type="float" office:value="7087.58333333334" calcext:value-type="float">
            <text:p>7087.58333333334</text:p>
          </table:table-cell>
          <table:table-cell table:formula="of:=[.I29]^2" office:value-type="float" office:value="50233837.5069445" calcext:value-type="float">
            <text:p>50233837.5069445</text:p>
          </table:table-cell>
          <table:table-cell table:number-columns-repeated="2"/>
          <table:table-cell table:formula="of:=52458.0880733846-[.N34]" office:value-type="float" office:value="43633.5928134359" calcext:value-type="float">
            <text:p>43633.5928134359</text:p>
          </table:table-cell>
          <table:table-cell table:number-columns-repeated="9"/>
          <table:table-cell office:value-type="float" office:value="54195" calcext:value-type="float">
            <text:p>54195</text:p>
          </table:table-cell>
          <table:table-cell table:formula="of:=[.X27]+0.1" office:value-type="float" office:value="-1.7" calcext:value-type="float">
            <text:p>-1.7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55165" calcext:value-type="currency">
            <text:p>$55,165.00</text:p>
          </table:table-cell>
          <table:table-cell/>
          <table:table-cell table:style-name="ce2" office:value-type="float" office:value="67833" calcext:value-type="float">
            <text:p>67833</text:p>
          </table:table-cell>
          <table:table-cell table:number-columns-repeated="2"/>
          <table:table-cell table:style-name="ce2" office:value-type="float" office:value="62636" calcext:value-type="float">
            <text:p>62636</text:p>
          </table:table-cell>
          <table:table-cell table:style-name="ce2" office:value-type="float" office:value="53629" calcext:value-type="float">
            <text:p>53629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30]-[.G30]" office:value-type="float" office:value="7653.58333333334" calcext:value-type="float">
            <text:p>7653.58333333334</text:p>
          </table:table-cell>
          <table:table-cell table:formula="of:=[.I30]^2" office:value-type="float" office:value="58577337.8402778" calcext:value-type="float">
            <text:p>58577337.8402778</text:p>
          </table:table-cell>
          <table:table-cell table:number-columns-repeated="12"/>
          <table:table-cell office:value-type="float" office:value="53629" calcext:value-type="float">
            <text:p>53629</text:p>
          </table:table-cell>
          <table:table-cell table:formula="of:=[.X28]+0.1" office:value-type="float" office:value="1.4" calcext:value-type="float">
            <text:p>1.4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0471" calcext:value-type="currency">
            <text:p>$60,471.00</text:p>
          </table:table-cell>
          <table:table-cell/>
          <table:table-cell table:style-name="ce2" office:value-type="float" office:value="55165" calcext:value-type="float">
            <text:p>55165</text:p>
          </table:table-cell>
          <table:table-cell table:number-columns-repeated="2"/>
          <table:table-cell table:style-name="ce2" office:value-type="float" office:value="67833" calcext:value-type="float">
            <text:p>67833</text:p>
          </table:table-cell>
          <table:table-cell table:style-name="ce2" office:value-type="float" office:value="52553" calcext:value-type="float">
            <text:p>52553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31]-[.G31]" office:value-type="float" office:value="8729.58333333334" calcext:value-type="float">
            <text:p>8729.58333333334</text:p>
          </table:table-cell>
          <table:table-cell table:formula="of:=[.I31]^2" office:value-type="float" office:value="76205625.1736112" calcext:value-type="float">
            <text:p>76205625.1736112</text:p>
          </table:table-cell>
          <table:table-cell table:number-columns-repeated="2"/>
          <table:table-cell table:formula="of:=61282.5833333333-[.N34]" office:value-type="float" office:value="52458.0880733846" calcext:value-type="float">
            <text:p>52458.0880733846</text:p>
          </table:table-cell>
          <table:table-cell table:number-columns-repeated="9"/>
          <table:table-cell office:value-type="float" office:value="52553" calcext:value-type="float">
            <text:p>52553</text:p>
          </table:table-cell>
          <table:table-cell table:formula="of:=[.X29]+0.1" office:value-type="float" office:value="-1.6" calcext:value-type="float">
            <text:p>-1.6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57205" calcext:value-type="currency">
            <text:p>$57,205.00</text:p>
          </table:table-cell>
          <table:table-cell/>
          <table:table-cell table:style-name="ce2" office:value-type="float" office:value="60471" calcext:value-type="float">
            <text:p>60471</text:p>
          </table:table-cell>
          <table:table-cell table:number-columns-repeated="2"/>
          <table:table-cell table:style-name="ce2" office:value-type="float" office:value="55165" calcext:value-type="float">
            <text:p>55165</text:p>
          </table:table-cell>
          <table:table-cell table:style-name="ce2" office:value-type="float" office:value="52149" calcext:value-type="float">
            <text:p>52149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32]-[.G32]" office:value-type="float" office:value="9133.58333333334" calcext:value-type="float">
            <text:p>9133.58333333334</text:p>
          </table:table-cell>
          <table:table-cell table:formula="of:=[.I32]^2" office:value-type="float" office:value="83422344.5069445" calcext:value-type="float">
            <text:p>83422344.5069445</text:p>
          </table:table-cell>
          <table:table-cell table:number-columns-repeated="12"/>
          <table:table-cell office:value-type="float" office:value="52149" calcext:value-type="float">
            <text:p>52149</text:p>
          </table:table-cell>
          <table:table-cell table:formula="of:=[.X30]+0.1" office:value-type="float" office:value="1.5" calcext:value-type="float">
            <text:p>1.5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4501" calcext:value-type="currency">
            <text:p>$64,501.00</text:p>
          </table:table-cell>
          <table:table-cell/>
          <table:table-cell table:style-name="ce2" office:value-type="float" office:value="57205" calcext:value-type="float">
            <text:p>57205</text:p>
          </table:table-cell>
          <table:table-cell table:number-columns-repeated="2"/>
          <table:table-cell table:style-name="ce2" office:value-type="float" office:value="60471" calcext:value-type="float">
            <text:p>60471</text:p>
          </table:table-cell>
          <table:table-cell table:style-name="ce2" office:value-type="float" office:value="51825" calcext:value-type="float">
            <text:p>51825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33]-[.G33]" office:value-type="float" office:value="9457.58333333334" calcext:value-type="float">
            <text:p>9457.58333333334</text:p>
          </table:table-cell>
          <table:table-cell table:formula="of:=[.I33]^2" office:value-type="float" office:value="89445882.5069445" calcext:value-type="float">
            <text:p>89445882.5069445</text:p>
          </table:table-cell>
          <table:table-cell table:number-columns-repeated="12"/>
          <table:table-cell office:value-type="float" office:value="51825" calcext:value-type="float">
            <text:p>51825</text:p>
          </table:table-cell>
          <table:table-cell table:formula="of:=[.X31]+0.1" office:value-type="float" office:value="-1.5" calcext:value-type="float">
            <text:p>-1.5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72861" calcext:value-type="currency">
            <text:p>$72,861.00</text:p>
          </table:table-cell>
          <table:table-cell/>
          <table:table-cell table:style-name="ce2" office:value-type="float" office:value="64501" calcext:value-type="float">
            <text:p>64501</text:p>
          </table:table-cell>
          <table:table-cell table:number-columns-repeated="2"/>
          <table:table-cell table:style-name="ce2" office:value-type="float" office:value="57205" calcext:value-type="float">
            <text:p>57205</text:p>
          </table:table-cell>
          <table:table-cell table:style-name="ce2" office:value-type="float" office:value="50129" calcext:value-type="float">
            <text:p>50129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34]-[.G34]" office:value-type="float" office:value="11153.5833333333" calcext:value-type="float">
            <text:p>11153.5833333333</text:p>
          </table:table-cell>
          <table:table-cell table:formula="of:=[.I34]^2" office:value-type="float" office:value="124402421.173611" calcext:value-type="float">
            <text:p>124402421.173611</text:p>
          </table:table-cell>
          <table:table-cell table:number-columns-repeated="2"/>
          <table:table-cell table:formula="of:=[.D9]" office:value-type="float" office:value="61282.5833333333" calcext:value-type="float">
            <text:p>61282.5833333333</text:p>
          </table:table-cell>
          <table:table-cell office:value-type="float" office:value="8824.49525994871" calcext:value-type="float">
            <text:p>8824.49525994871</text:p>
          </table:table-cell>
          <table:table-cell table:number-columns-repeated="8"/>
          <table:table-cell office:value-type="float" office:value="50129" calcext:value-type="float">
            <text:p>50129</text:p>
          </table:table-cell>
          <table:table-cell table:formula="of:=[.X32]+0.1" office:value-type="float" office:value="1.6" calcext:value-type="float">
            <text:p>1.6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60335" calcext:value-type="currency">
            <text:p>$60,335.00</text:p>
          </table:table-cell>
          <table:table-cell/>
          <table:table-cell table:style-name="ce2" office:value-type="float" office:value="72861" calcext:value-type="float">
            <text:p>72861</text:p>
          </table:table-cell>
          <table:table-cell table:number-columns-repeated="2"/>
          <table:table-cell table:style-name="ce2" office:value-type="float" office:value="64501" calcext:value-type="float">
            <text:p>64501</text:p>
          </table:table-cell>
          <table:table-cell table:style-name="ce2" office:value-type="float" office:value="49207" calcext:value-type="float">
            <text:p>49207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35]-[.G35]" office:value-type="float" office:value="12075.5833333333" calcext:value-type="float">
            <text:p>12075.5833333333</text:p>
          </table:table-cell>
          <table:table-cell table:formula="of:=[.I35]^2" office:value-type="float" office:value="145819712.840278" calcext:value-type="float">
            <text:p>145819712.840278</text:p>
          </table:table-cell>
          <table:table-cell table:number-columns-repeated="12"/>
          <table:table-cell office:value-type="float" office:value="49207" calcext:value-type="float">
            <text:p>49207</text:p>
          </table:table-cell>
          <table:table-cell table:formula="of:=[.X33]+0.1" office:value-type="float" office:value="-1.4" calcext:value-type="float">
            <text:p>-1.4</text:p>
          </table:table-cell>
          <table:table-cell table:number-columns-repeated="12"/>
        </table:table-row>
        <table:table-row table:style-name="ro1">
          <table:table-cell table:style-name="ce1" office:value-type="currency" office:currency="MXN" office:value="54650" calcext:value-type="currency">
            <text:p>$54,650.00</text:p>
          </table:table-cell>
          <table:table-cell/>
          <table:table-cell table:style-name="ce2" office:value-type="float" office:value="60335" calcext:value-type="float">
            <text:p>60335</text:p>
          </table:table-cell>
          <table:table-cell table:number-columns-repeated="2"/>
          <table:table-cell table:style-name="ce2" office:value-type="float" office:value="72861" calcext:value-type="float">
            <text:p>72861</text:p>
          </table:table-cell>
          <table:table-cell table:style-name="ce2" office:value-type="float" office:value="47629" calcext:value-type="float">
            <text:p>47629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36]-[.G36]" office:value-type="float" office:value="13653.5833333333" calcext:value-type="float">
            <text:p>13653.5833333333</text:p>
          </table:table-cell>
          <table:table-cell table:formula="of:=[.I36]^2" office:value-type="float" office:value="186420337.840278" calcext:value-type="float">
            <text:p>186420337.840278</text:p>
          </table:table-cell>
          <table:table-cell table:number-columns-repeated="12"/>
          <table:table-cell office:value-type="float" office:value="47629" calcext:value-type="float">
            <text:p>47629</text:p>
          </table:table-cell>
          <table:table-cell table:formula="of:=[.X34]+0.1" office:value-type="float" office:value="1.7" calcext:value-type="float">
            <text:p>1.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float" office:value="54650" calcext:value-type="float">
            <text:p>54650</text:p>
          </table:table-cell>
          <table:table-cell table:number-columns-repeated="2"/>
          <table:table-cell table:style-name="ce2" office:value-type="float" office:value="60335" calcext:value-type="float">
            <text:p>60335</text:p>
          </table:table-cell>
          <table:table-cell table:style-name="ce2" office:value-type="float" office:value="46446" calcext:value-type="float">
            <text:p>46446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37]-[.G37]" office:value-type="float" office:value="14836.5833333333" calcext:value-type="float">
            <text:p>14836.5833333333</text:p>
          </table:table-cell>
          <table:table-cell table:formula="of:=[.I37]^2" office:value-type="float" office:value="220124205.006945" calcext:value-type="float">
            <text:p>220124205.006945</text:p>
          </table:table-cell>
          <table:table-cell table:number-columns-repeated="2"/>
          <table:table-cell table:formula="of:=61282.5833333333+[.N34]" office:value-type="float" office:value="70107.078593282" calcext:value-type="float">
            <text:p>70107.078593282</text:p>
          </table:table-cell>
          <table:table-cell table:number-columns-repeated="9"/>
          <table:table-cell office:value-type="float" office:value="46446" calcext:value-type="float">
            <text:p>46446</text:p>
          </table:table-cell>
          <table:table-cell table:formula="of:=[.X35]+0.1" office:value-type="float" office:value="-1.3" calcext:value-type="float">
            <text:p>-1.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" office:value-type="float" office:value="54650" calcext:value-type="float">
            <text:p>54650</text:p>
          </table:table-cell>
          <table:table-cell table:style-name="ce2" office:value-type="float" office:value="45789" calcext:value-type="float">
            <text:p>45789</text:p>
          </table:table-cell>
          <table:table-cell office:value-type="float" office:value="61282.5833333333" calcext:value-type="float">
            <text:p>61282.5833333333</text:p>
          </table:table-cell>
          <table:table-cell table:formula="of:=[.H38]-[.G38]" office:value-type="float" office:value="15493.5833333333" calcext:value-type="float">
            <text:p>15493.5833333333</text:p>
          </table:table-cell>
          <table:table-cell table:formula="of:=[.I38]^2" office:value-type="float" office:value="240051124.506944" calcext:value-type="float">
            <text:p>240051124.506944</text:p>
          </table:table-cell>
          <table:table-cell table:number-columns-repeated="12"/>
          <table:table-cell office:value-type="float" office:value="45789" calcext:value-type="float">
            <text:p>45789</text:p>
          </table:table-cell>
          <table:table-cell table:formula="of:=[.X36]+0.1" office:value-type="float" office:value="1.8" calcext:value-type="float">
            <text:p>1.8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formula="of:=70107.078593282+[.N34]" office:value-type="float" office:value="78931.5738532307" calcext:value-type="float">
            <text:p>78931.5738532307</text:p>
          </table:table-cell>
          <table:table-cell table:number-columns-repeated="10"/>
          <table:table-cell table:formula="of:=[.X37]+0.1" office:value-type="float" office:value="-1.2" calcext:value-type="float">
            <text:p>-1.2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38]+0.1" office:value-type="float" office:value="1.9" calcext:value-type="float">
            <text:p>1.9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formula="of:=78931.5738532307+[.N34]" office:value-type="float" office:value="87756.0691131794" calcext:value-type="float">
            <text:p>87756.0691131794</text:p>
          </table:table-cell>
          <table:table-cell table:number-columns-repeated="10"/>
          <table:table-cell table:formula="of:=[.X39]+0.1" office:value-type="float" office:value="-1.1" calcext:value-type="float">
            <text:p>-1.1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40]+0.1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" office:value-type="float" office:value="74999" calcext:value-type="float">
            <text:p>74999</text:p>
          </table:table-cell>
          <table:table-cell table:style-name="ce2" office:value-type="float" office:value="67974" calcext:value-type="float">
            <text:p>67974</text:p>
          </table:table-cell>
          <table:table-cell table:style-name="ce2" office:value-type="float" office:value="72545" calcext:value-type="float">
            <text:p>72545</text:p>
          </table:table-cell>
          <table:table-cell table:style-name="ce2" office:value-type="float" office:value="71815" calcext:value-type="float">
            <text:p>71815</text:p>
          </table:table-cell>
          <table:table-cell table:style-name="ce2" office:value-type="float" office:value="71537" calcext:value-type="float">
            <text:p>71537</text:p>
          </table:table-cell>
          <table:table-cell table:style-name="ce2" office:value-type="float" office:value="60471" calcext:value-type="float">
            <text:p>60471</text:p>
          </table:table-cell>
          <table:table-cell table:formula="of:=SUM([.A43:.F43])" office:value-type="float" office:value="419341" calcext:value-type="float">
            <text:p>419341</text:p>
          </table:table-cell>
          <table:table-cell table:number-columns-repeated="5"/>
          <table:table-cell table:formula="of:=87756.0691131794+[.N34]" office:value-type="float" office:value="96580.5643731281" calcext:value-type="float">
            <text:p>96580.5643731281</text:p>
          </table:table-cell>
          <table:table-cell table:number-columns-repeated="10"/>
          <table:table-cell table:formula="of:=[.X41]+0.1" office:value-type="float" office:value="-0.999999999999998" calcext:value-type="float">
            <text:p>-0.999999999999998</text:p>
          </table:table-cell>
          <table:table-cell table:number-columns-repeated="12"/>
        </table:table-row>
        <table:table-row table:style-name="ro1">
          <table:table-cell table:style-name="ce2" office:value-type="float" office:value="62331" calcext:value-type="float">
            <text:p>62331</text:p>
          </table:table-cell>
          <table:table-cell table:style-name="ce2" office:value-type="float" office:value="52149" calcext:value-type="float">
            <text:p>52149</text:p>
          </table:table-cell>
          <table:table-cell table:style-name="ce2" office:value-type="float" office:value="70268" calcext:value-type="float">
            <text:p>70268</text:p>
          </table:table-cell>
          <table:table-cell table:style-name="ce2" office:value-type="float" office:value="73880" calcext:value-type="float">
            <text:p>73880</text:p>
          </table:table-cell>
          <table:table-cell table:style-name="ce2" office:value-type="float" office:value="62037" calcext:value-type="float">
            <text:p>62037</text:p>
          </table:table-cell>
          <table:table-cell table:style-name="ce2" office:value-type="float" office:value="57205" calcext:value-type="float">
            <text:p>57205</text:p>
          </table:table-cell>
          <table:table-cell table:number-columns-repeated="17"/>
          <table:table-cell table:formula="of:=[.X42]+0.1" office:value-type="float" office:value="2.1" calcext:value-type="float">
            <text:p>2.1</text:p>
          </table:table-cell>
          <table:table-cell table:number-columns-repeated="12"/>
        </table:table-row>
        <table:table-row table:style-name="ro1">
          <table:table-cell table:style-name="ce2" office:value-type="float" office:value="54195" calcext:value-type="float">
            <text:p>54195</text:p>
          </table:table-cell>
          <table:table-cell table:style-name="ce2" office:value-type="float" office:value="55552" calcext:value-type="float">
            <text:p>55552</text:p>
          </table:table-cell>
          <table:table-cell table:style-name="ce2" office:value-type="float" office:value="67323" calcext:value-type="float">
            <text:p>67323</text:p>
          </table:table-cell>
          <table:table-cell table:style-name="ce2" office:value-type="float" office:value="50129" calcext:value-type="float">
            <text:p>50129</text:p>
          </table:table-cell>
          <table:table-cell table:style-name="ce2" office:value-type="float" office:value="73992" calcext:value-type="float">
            <text:p>73992</text:p>
          </table:table-cell>
          <table:table-cell table:style-name="ce2" office:value-type="float" office:value="64501" calcext:value-type="float">
            <text:p>64501</text:p>
          </table:table-cell>
          <table:table-cell table:number-columns-repeated="17"/>
          <table:table-cell table:formula="of:=[.X43]+0.1" office:value-type="float" office:value="-0.899999999999998" calcext:value-type="float">
            <text:p>-0.899999999999998</text:p>
          </table:table-cell>
          <table:table-cell table:number-columns-repeated="12"/>
        </table:table-row>
        <table:table-row table:style-name="ro1">
          <table:table-cell table:style-name="ce2" office:value-type="float" office:value="45789" calcext:value-type="float">
            <text:p>45789</text:p>
          </table:table-cell>
          <table:table-cell table:style-name="ce2" office:value-type="float" office:value="46446" calcext:value-type="float">
            <text:p>46446</text:p>
          </table:table-cell>
          <table:table-cell table:style-name="ce2" office:value-type="float" office:value="61823" calcext:value-type="float">
            <text:p>61823</text:p>
          </table:table-cell>
          <table:table-cell table:style-name="ce2" office:value-type="float" office:value="70160" calcext:value-type="float">
            <text:p>70160</text:p>
          </table:table-cell>
          <table:table-cell table:style-name="ce2" office:value-type="float" office:value="62636" calcext:value-type="float">
            <text:p>62636</text:p>
          </table:table-cell>
          <table:table-cell table:style-name="ce2" office:value-type="float" office:value="72861" calcext:value-type="float">
            <text:p>72861</text:p>
          </table:table-cell>
          <table:table-cell table:number-columns-repeated="17"/>
          <table:table-cell table:formula="of:=[.X44]+0.1" office:value-type="float" office:value="2.2" calcext:value-type="float">
            <text:p>2.2</text:p>
          </table:table-cell>
          <table:table-cell table:number-columns-repeated="12"/>
        </table:table-row>
        <table:table-row table:style-name="ro1">
          <table:table-cell table:style-name="ce2" office:value-type="float" office:value="52553" calcext:value-type="float">
            <text:p>52553</text:p>
          </table:table-cell>
          <table:table-cell table:style-name="ce2" office:value-type="float" office:value="51825" calcext:value-type="float">
            <text:p>51825</text:p>
          </table:table-cell>
          <table:table-cell table:style-name="ce2" office:value-type="float" office:value="60150" calcext:value-type="float">
            <text:p>60150</text:p>
          </table:table-cell>
          <table:table-cell table:style-name="ce2" office:value-type="float" office:value="64352" calcext:value-type="float">
            <text:p>64352</text:p>
          </table:table-cell>
          <table:table-cell table:style-name="ce2" office:value-type="float" office:value="67833" calcext:value-type="float">
            <text:p>67833</text:p>
          </table:table-cell>
          <table:table-cell table:style-name="ce2" office:value-type="float" office:value="60335" calcext:value-type="float">
            <text:p>60335</text:p>
          </table:table-cell>
          <table:table-cell table:number-columns-repeated="17"/>
          <table:table-cell table:formula="of:=[.X45]+0.1" office:value-type="float" office:value="-0.799999999999998" calcext:value-type="float">
            <text:p>-0.799999999999998</text:p>
          </table:table-cell>
          <table:table-cell table:number-columns-repeated="12"/>
        </table:table-row>
        <table:table-row table:style-name="ro1">
          <table:table-cell table:style-name="ce2" office:value-type="float" office:value="66227" calcext:value-type="float">
            <text:p>66227</text:p>
          </table:table-cell>
          <table:table-cell table:style-name="ce2" office:value-type="float" office:value="49207" calcext:value-type="float">
            <text:p>49207</text:p>
          </table:table-cell>
          <table:table-cell table:style-name="ce2" office:value-type="float" office:value="47629" calcext:value-type="float">
            <text:p>47629</text:p>
          </table:table-cell>
          <table:table-cell table:style-name="ce2" office:value-type="float" office:value="53629" calcext:value-type="float">
            <text:p>53629</text:p>
          </table:table-cell>
          <table:table-cell table:style-name="ce2" office:value-type="float" office:value="55165" calcext:value-type="float">
            <text:p>55165</text:p>
          </table:table-cell>
          <table:table-cell table:style-name="ce2" office:value-type="float" office:value="54650" calcext:value-type="float">
            <text:p>54650</text:p>
          </table:table-cell>
          <table:table-cell table:number-columns-repeated="17"/>
          <table:table-cell table:formula="of:=[.X46]+0.1" office:value-type="float" office:value="2.3" calcext:value-type="float">
            <text:p>2.3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47]+0.1" office:value-type="float" office:value="-0.699999999999998" calcext:value-type="float">
            <text:p>-0.699999999999998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48]+0.1" office:value-type="float" office:value="2.4" calcext:value-type="float">
            <text:p>2.4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49]+0.1" office:value-type="float" office:value="-0.599999999999998" calcext:value-type="float">
            <text:p>-0.599999999999998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50]+0.1"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51]+0.1" office:value-type="float" office:value="-0.499999999999998" calcext:value-type="float">
            <text:p>-0.499999999999998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52]+0.1" office:value-type="float" office:value="2.6" calcext:value-type="float">
            <text:p>2.6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53]+0.1" office:value-type="float" office:value="-0.399999999999998" calcext:value-type="float">
            <text:p>-0.399999999999998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54]+0.1" office:value-type="float" office:value="2.7" calcext:value-type="float">
            <text:p>2.7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55]+0.1" office:value-type="float" office:value="-0.299999999999998" calcext:value-type="float">
            <text:p>-0.299999999999998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56]+0.1" office:value-type="float" office:value="2.8" calcext:value-type="float">
            <text:p>2.8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57]+0.1" office:value-type="float" office:value="-0.199999999999998" calcext:value-type="float">
            <text:p>-0.199999999999998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58]+0.1" office:value-type="float" office:value="2.9" calcext:value-type="float">
            <text:p>2.9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59]+0.1" office:value-type="float" office:value="-0.0999999999999985" calcext:value-type="float">
            <text:p>-0.099999999999999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60]+0.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61]+0.1" office:value-type="float" office:value="1.52655665885959E-015" calcext:value-type="float">
            <text:p>1.52655665885959E-15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62]+0.1" office:value-type="float" office:value="3.1" calcext:value-type="float">
            <text:p>3.1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63]+0.1" office:value-type="float" office:value="0.100000000000002" calcext:value-type="float">
            <text:p>0.100000000000002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64]+0.1"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65]+0.1" office:value-type="float" office:value="0.200000000000001" calcext:value-type="float">
            <text:p>0.200000000000001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66]+0.1" office:value-type="float" office:value="3.3" calcext:value-type="float">
            <text:p>3.3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67]+0.1" office:value-type="float" office:value="0.300000000000001" calcext:value-type="float">
            <text:p>0.300000000000001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68]+0.1" office:value-type="float" office:value="3.4" calcext:value-type="float">
            <text:p>3.4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69]+0.1" office:value-type="float" office:value="0.400000000000002" calcext:value-type="float">
            <text:p>0.400000000000002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70]+0.1" office:value-type="float" office:value="3.5" calcext:value-type="float">
            <text:p>3.5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71]+0.1" office:value-type="float" office:value="0.500000000000002" calcext:value-type="float">
            <text:p>0.500000000000002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72]+0.1" office:value-type="float" office:value="3.6" calcext:value-type="float">
            <text:p>3.6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73]+0.1" office:value-type="float" office:value="0.600000000000002" calcext:value-type="float">
            <text:p>0.600000000000002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74]+0.1" office:value-type="float" office:value="3.7" calcext:value-type="float">
            <text:p>3.7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75]+0.1" office:value-type="float" office:value="0.700000000000002" calcext:value-type="float">
            <text:p>0.700000000000002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76]+0.1" office:value-type="float" office:value="3.8" calcext:value-type="float">
            <text:p>3.8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77]+0.1" office:value-type="float" office:value="0.800000000000001" calcext:value-type="float">
            <text:p>0.800000000000001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78]+0.1"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79]+0.1" office:value-type="float" office:value="0.900000000000001" calcext:value-type="float">
            <text:p>0.900000000000001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80]+0.1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81]+0.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82]+0.1" office:value-type="float" office:value="4.1" calcext:value-type="float">
            <text:p>4.1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83]+0.1"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84]+0.1" office:value-type="float" office:value="4.2" calcext:value-type="float">
            <text:p>4.2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85]+0.1"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table:number-columns-repeated="23"/>
          <table:table-cell table:formula="of:=[.X86]+0.1" office:value-type="float" office:value="4.3" calcext:value-type="float">
            <text:p>4.3</text:p>
          </table:table-cell>
          <table:table-cell table:number-columns-repeated="12"/>
        </table:table-row>
      </table:table>
      <table:table table:name="Sheet2" table:style-name="ta1">
        <table:table-column table:style-name="co1" table:number-columns-repeated="6" table:default-cell-style-name="ce1"/>
        <table:table-row table:style-name="ro1">
          <table:table-cell office:value-type="currency" office:currency="MXN" office:value="74999" calcext:value-type="currency">
            <text:p>$74,999.00</text:p>
          </table:table-cell>
          <table:table-cell office:value-type="currency" office:currency="MXN" office:value="67974" calcext:value-type="currency">
            <text:p>$67,974.00</text:p>
          </table:table-cell>
          <table:table-cell office:value-type="currency" office:currency="MXN" office:value="72545" calcext:value-type="currency">
            <text:p>$72,545.00</text:p>
          </table:table-cell>
          <table:table-cell office:value-type="currency" office:currency="MXN" office:value="71815" calcext:value-type="currency">
            <text:p>$71,815.00</text:p>
          </table:table-cell>
          <table:table-cell office:value-type="currency" office:currency="MXN" office:value="71537" calcext:value-type="currency">
            <text:p>$71,537.00</text:p>
          </table:table-cell>
          <table:table-cell office:value-type="currency" office:currency="MXN" office:value="60471" calcext:value-type="currency">
            <text:p>$60,471.00</text:p>
          </table:table-cell>
        </table:table-row>
        <table:table-row table:style-name="ro1">
          <table:table-cell office:value-type="currency" office:currency="MXN" office:value="62331" calcext:value-type="currency">
            <text:p>$62,331.00</text:p>
          </table:table-cell>
          <table:table-cell office:value-type="currency" office:currency="MXN" office:value="52149" calcext:value-type="currency">
            <text:p>$52,149.00</text:p>
          </table:table-cell>
          <table:table-cell office:value-type="currency" office:currency="MXN" office:value="70268" calcext:value-type="currency">
            <text:p>$70,268.00</text:p>
          </table:table-cell>
          <table:table-cell office:value-type="currency" office:currency="MXN" office:value="73880" calcext:value-type="currency">
            <text:p>$73,880.00</text:p>
          </table:table-cell>
          <table:table-cell office:value-type="currency" office:currency="MXN" office:value="62037" calcext:value-type="currency">
            <text:p>$62,037.00</text:p>
          </table:table-cell>
          <table:table-cell office:value-type="currency" office:currency="MXN" office:value="57205" calcext:value-type="currency">
            <text:p>$57,205.00</text:p>
          </table:table-cell>
        </table:table-row>
        <table:table-row table:style-name="ro1">
          <table:table-cell office:value-type="currency" office:currency="MXN" office:value="54195" calcext:value-type="currency">
            <text:p>$54,195.00</text:p>
          </table:table-cell>
          <table:table-cell office:value-type="currency" office:currency="MXN" office:value="55552" calcext:value-type="currency">
            <text:p>$55,552.00</text:p>
          </table:table-cell>
          <table:table-cell office:value-type="currency" office:currency="MXN" office:value="67323" calcext:value-type="currency">
            <text:p>$67,323.00</text:p>
          </table:table-cell>
          <table:table-cell office:value-type="currency" office:currency="MXN" office:value="50129" calcext:value-type="currency">
            <text:p>$50,129.00</text:p>
          </table:table-cell>
          <table:table-cell office:value-type="currency" office:currency="MXN" office:value="73992" calcext:value-type="currency">
            <text:p>$73,992.00</text:p>
          </table:table-cell>
          <table:table-cell office:value-type="currency" office:currency="MXN" office:value="64501" calcext:value-type="currency">
            <text:p>$64,501.00</text:p>
          </table:table-cell>
        </table:table-row>
        <table:table-row table:style-name="ro1">
          <table:table-cell office:value-type="currency" office:currency="MXN" office:value="45789" calcext:value-type="currency">
            <text:p>$45,789.00</text:p>
          </table:table-cell>
          <table:table-cell office:value-type="currency" office:currency="MXN" office:value="46446" calcext:value-type="currency">
            <text:p>$46,446.00</text:p>
          </table:table-cell>
          <table:table-cell office:value-type="currency" office:currency="MXN" office:value="61823" calcext:value-type="currency">
            <text:p>$61,823.00</text:p>
          </table:table-cell>
          <table:table-cell office:value-type="currency" office:currency="MXN" office:value="70160" calcext:value-type="currency">
            <text:p>$70,160.00</text:p>
          </table:table-cell>
          <table:table-cell office:value-type="currency" office:currency="MXN" office:value="62636" calcext:value-type="currency">
            <text:p>$62,636.00</text:p>
          </table:table-cell>
          <table:table-cell office:value-type="currency" office:currency="MXN" office:value="72861" calcext:value-type="currency">
            <text:p>$72,861.00</text:p>
          </table:table-cell>
        </table:table-row>
        <table:table-row table:style-name="ro1">
          <table:table-cell office:value-type="currency" office:currency="MXN" office:value="52553" calcext:value-type="currency">
            <text:p>$52,553.00</text:p>
          </table:table-cell>
          <table:table-cell office:value-type="currency" office:currency="MXN" office:value="51825" calcext:value-type="currency">
            <text:p>$51,825.00</text:p>
          </table:table-cell>
          <table:table-cell office:value-type="currency" office:currency="MXN" office:value="60150" calcext:value-type="currency">
            <text:p>$60,150.00</text:p>
          </table:table-cell>
          <table:table-cell office:value-type="currency" office:currency="MXN" office:value="64352" calcext:value-type="currency">
            <text:p>$64,352.00</text:p>
          </table:table-cell>
          <table:table-cell office:value-type="currency" office:currency="MXN" office:value="67833" calcext:value-type="currency">
            <text:p>$67,833.00</text:p>
          </table:table-cell>
          <table:table-cell office:value-type="currency" office:currency="MXN" office:value="60335" calcext:value-type="currency">
            <text:p>$60,335.00</text:p>
          </table:table-cell>
        </table:table-row>
        <table:table-row table:style-name="ro1">
          <table:table-cell office:value-type="currency" office:currency="MXN" office:value="66227" calcext:value-type="currency">
            <text:p>$66,227.00</text:p>
          </table:table-cell>
          <table:table-cell office:value-type="currency" office:currency="MXN" office:value="49207" calcext:value-type="currency">
            <text:p>$49,207.00</text:p>
          </table:table-cell>
          <table:table-cell office:value-type="currency" office:currency="MXN" office:value="47629" calcext:value-type="currency">
            <text:p>$47,629.00</text:p>
          </table:table-cell>
          <table:table-cell office:value-type="currency" office:currency="MXN" office:value="53629" calcext:value-type="currency">
            <text:p>$53,629.00</text:p>
          </table:table-cell>
          <table:table-cell office:value-type="currency" office:currency="MXN" office:value="55165" calcext:value-type="currency">
            <text:p>$55,165.00</text:p>
          </table:table-cell>
          <table:table-cell office:value-type="currency" office:currency="MXN" office:value="54650" calcext:value-type="currency">
            <text:p>$54,650.00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currency" office:currency="MXN" office:value="74999" calcext:value-type="currency">
            <text:p>$74,999.00</text:p>
          </table:table-cell>
          <table:table-cell office:value-type="float" office:value="1" calcext:value-type="float">
            <text:p>1</text:p>
          </table:table-cell>
          <table:table-cell office:value-type="currency" office:currency="MXN" office:value="74999" calcext:value-type="currency">
            <text:p>$74,999.00</text:p>
          </table:table-cell>
        </table:table-row>
        <table:table-row table:style-name="ro1">
          <table:table-cell office:value-type="currency" office:currency="MXN" office:value="62331" calcext:value-type="currency">
            <text:p>$62,331.00</text:p>
          </table:table-cell>
          <table:table-cell office:value-type="float" office:value="2" calcext:value-type="float">
            <text:p>2</text:p>
          </table:table-cell>
          <table:table-cell office:value-type="currency" office:currency="MXN" office:value="73992" calcext:value-type="currency">
            <text:p>$73,992.00</text:p>
          </table:table-cell>
        </table:table-row>
        <table:table-row table:style-name="ro1">
          <table:table-cell office:value-type="currency" office:currency="MXN" office:value="54195" calcext:value-type="currency">
            <text:p>$54,195.00</text:p>
          </table:table-cell>
          <table:table-cell office:value-type="float" office:value="3" calcext:value-type="float">
            <text:p>3</text:p>
          </table:table-cell>
          <table:table-cell office:value-type="currency" office:currency="MXN" office:value="73880" calcext:value-type="currency">
            <text:p>$73,880.00</text:p>
          </table:table-cell>
        </table:table-row>
        <table:table-row table:style-name="ro1">
          <table:table-cell office:value-type="currency" office:currency="MXN" office:value="45789" calcext:value-type="currency">
            <text:p>$45,789.00</text:p>
          </table:table-cell>
          <table:table-cell office:value-type="float" office:value="4" calcext:value-type="float">
            <text:p>4</text:p>
          </table:table-cell>
          <table:table-cell office:value-type="currency" office:currency="MXN" office:value="72861" calcext:value-type="currency">
            <text:p>$72,861.00</text:p>
          </table:table-cell>
        </table:table-row>
        <table:table-row table:style-name="ro1">
          <table:table-cell office:value-type="currency" office:currency="MXN" office:value="52553" calcext:value-type="currency">
            <text:p>$52,553.00</text:p>
          </table:table-cell>
          <table:table-cell office:value-type="float" office:value="5" calcext:value-type="float">
            <text:p>5</text:p>
          </table:table-cell>
          <table:table-cell office:value-type="currency" office:currency="MXN" office:value="72545" calcext:value-type="currency">
            <text:p>$72,545.00</text:p>
          </table:table-cell>
        </table:table-row>
        <table:table-row table:style-name="ro1">
          <table:table-cell office:value-type="currency" office:currency="MXN" office:value="66227" calcext:value-type="currency">
            <text:p>$66,227.00</text:p>
          </table:table-cell>
          <table:table-cell office:value-type="float" office:value="6" calcext:value-type="float">
            <text:p>6</text:p>
          </table:table-cell>
          <table:table-cell office:value-type="currency" office:currency="MXN" office:value="71815" calcext:value-type="currency">
            <text:p>$71,815.00</text:p>
          </table:table-cell>
        </table:table-row>
        <table:table-row table:style-name="ro1">
          <table:table-cell office:value-type="currency" office:currency="MXN" office:value="67974" calcext:value-type="currency">
            <text:p>$67,974.00</text:p>
          </table:table-cell>
          <table:table-cell office:value-type="float" office:value="7" calcext:value-type="float">
            <text:p>7</text:p>
          </table:table-cell>
          <table:table-cell office:value-type="currency" office:currency="MXN" office:value="71537" calcext:value-type="currency">
            <text:p>$71,537.00</text:p>
          </table:table-cell>
        </table:table-row>
        <table:table-row table:style-name="ro1">
          <table:table-cell office:value-type="currency" office:currency="MXN" office:value="52149" calcext:value-type="currency">
            <text:p>$52,149.00</text:p>
          </table:table-cell>
          <table:table-cell office:value-type="float" office:value="8" calcext:value-type="float">
            <text:p>8</text:p>
          </table:table-cell>
          <table:table-cell office:value-type="currency" office:currency="MXN" office:value="70268" calcext:value-type="currency">
            <text:p>$70,268.00</text:p>
          </table:table-cell>
        </table:table-row>
        <table:table-row table:style-name="ro1">
          <table:table-cell office:value-type="currency" office:currency="MXN" office:value="55552" calcext:value-type="currency">
            <text:p>$55,552.00</text:p>
          </table:table-cell>
          <table:table-cell office:value-type="float" office:value="9" calcext:value-type="float">
            <text:p>9</text:p>
          </table:table-cell>
          <table:table-cell office:value-type="currency" office:currency="MXN" office:value="70160" calcext:value-type="currency">
            <text:p>$70,160.00</text:p>
          </table:table-cell>
        </table:table-row>
        <table:table-row table:style-name="ro1">
          <table:table-cell office:value-type="currency" office:currency="MXN" office:value="46446" calcext:value-type="currency">
            <text:p>$46,446.00</text:p>
          </table:table-cell>
          <table:table-cell office:value-type="float" office:value="10" calcext:value-type="float">
            <text:p>10</text:p>
          </table:table-cell>
          <table:table-cell office:value-type="currency" office:currency="MXN" office:value="67974" calcext:value-type="currency">
            <text:p>$67,974.00</text:p>
          </table:table-cell>
        </table:table-row>
        <table:table-row table:style-name="ro1">
          <table:table-cell office:value-type="currency" office:currency="MXN" office:value="51825" calcext:value-type="currency">
            <text:p>$51,825.00</text:p>
          </table:table-cell>
          <table:table-cell office:value-type="float" office:value="11" calcext:value-type="float">
            <text:p>11</text:p>
          </table:table-cell>
          <table:table-cell office:value-type="currency" office:currency="MXN" office:value="67833" calcext:value-type="currency">
            <text:p>$67,833.00</text:p>
          </table:table-cell>
        </table:table-row>
        <table:table-row table:style-name="ro1">
          <table:table-cell office:value-type="currency" office:currency="MXN" office:value="49207" calcext:value-type="currency">
            <text:p>$49,207.00</text:p>
          </table:table-cell>
          <table:table-cell office:value-type="float" office:value="12" calcext:value-type="float">
            <text:p>12</text:p>
          </table:table-cell>
          <table:table-cell office:value-type="currency" office:currency="MXN" office:value="67323" calcext:value-type="currency">
            <text:p>$67,323.00</text:p>
          </table:table-cell>
        </table:table-row>
        <table:table-row table:style-name="ro1">
          <table:table-cell office:value-type="currency" office:currency="MXN" office:value="72545" calcext:value-type="currency">
            <text:p>$72,545.00</text:p>
          </table:table-cell>
          <table:table-cell office:value-type="float" office:value="13" calcext:value-type="float">
            <text:p>13</text:p>
          </table:table-cell>
          <table:table-cell office:value-type="currency" office:currency="MXN" office:value="66227" calcext:value-type="currency">
            <text:p>$66,227.00</text:p>
          </table:table-cell>
        </table:table-row>
        <table:table-row table:style-name="ro1">
          <table:table-cell office:value-type="currency" office:currency="MXN" office:value="70268" calcext:value-type="currency">
            <text:p>$70,268.00</text:p>
          </table:table-cell>
          <table:table-cell office:value-type="float" office:value="14" calcext:value-type="float">
            <text:p>14</text:p>
          </table:table-cell>
          <table:table-cell office:value-type="currency" office:currency="MXN" office:value="64501" calcext:value-type="currency">
            <text:p>$64,501.00</text:p>
          </table:table-cell>
        </table:table-row>
        <table:table-row table:style-name="ro1">
          <table:table-cell office:value-type="currency" office:currency="MXN" office:value="67323" calcext:value-type="currency">
            <text:p>$67,323.00</text:p>
          </table:table-cell>
          <table:table-cell office:value-type="float" office:value="15" calcext:value-type="float">
            <text:p>15</text:p>
          </table:table-cell>
          <table:table-cell office:value-type="currency" office:currency="MXN" office:value="64352" calcext:value-type="currency">
            <text:p>$64,352.00</text:p>
          </table:table-cell>
        </table:table-row>
        <table:table-row table:style-name="ro1">
          <table:table-cell office:value-type="currency" office:currency="MXN" office:value="61823" calcext:value-type="currency">
            <text:p>$61,823.00</text:p>
          </table:table-cell>
          <table:table-cell office:value-type="float" office:value="16" calcext:value-type="float">
            <text:p>16</text:p>
          </table:table-cell>
          <table:table-cell office:value-type="currency" office:currency="MXN" office:value="62636" calcext:value-type="currency">
            <text:p>$62,636.00</text:p>
          </table:table-cell>
        </table:table-row>
        <table:table-row table:style-name="ro1">
          <table:table-cell office:value-type="currency" office:currency="MXN" office:value="60150" calcext:value-type="currency">
            <text:p>$60,150.00</text:p>
          </table:table-cell>
          <table:table-cell office:value-type="float" office:value="17" calcext:value-type="float">
            <text:p>17</text:p>
          </table:table-cell>
          <table:table-cell office:value-type="currency" office:currency="MXN" office:value="62331" calcext:value-type="currency">
            <text:p>$62,331.00</text:p>
          </table:table-cell>
        </table:table-row>
        <table:table-row table:style-name="ro1">
          <table:table-cell office:value-type="currency" office:currency="MXN" office:value="47629" calcext:value-type="currency">
            <text:p>$47,629.00</text:p>
          </table:table-cell>
          <table:table-cell office:value-type="float" office:value="18" calcext:value-type="float">
            <text:p>18</text:p>
          </table:table-cell>
          <table:table-cell office:value-type="currency" office:currency="MXN" office:value="62037" calcext:value-type="currency">
            <text:p>$62,037.00</text:p>
          </table:table-cell>
        </table:table-row>
        <table:table-row table:style-name="ro1">
          <table:table-cell office:value-type="currency" office:currency="MXN" office:value="71815" calcext:value-type="currency">
            <text:p>$71,815.00</text:p>
          </table:table-cell>
          <table:table-cell office:value-type="float" office:value="19" calcext:value-type="float">
            <text:p>19</text:p>
          </table:table-cell>
          <table:table-cell office:value-type="currency" office:currency="MXN" office:value="61823" calcext:value-type="currency">
            <text:p>$61,823.00</text:p>
          </table:table-cell>
        </table:table-row>
        <table:table-row table:style-name="ro1">
          <table:table-cell office:value-type="currency" office:currency="MXN" office:value="73880" calcext:value-type="currency">
            <text:p>$73,880.00</text:p>
          </table:table-cell>
          <table:table-cell office:value-type="float" office:value="20" calcext:value-type="float">
            <text:p>20</text:p>
          </table:table-cell>
          <table:table-cell office:value-type="currency" office:currency="MXN" office:value="60471" calcext:value-type="currency">
            <text:p>$60,471.00</text:p>
          </table:table-cell>
        </table:table-row>
        <table:table-row table:style-name="ro1">
          <table:table-cell office:value-type="currency" office:currency="MXN" office:value="50129" calcext:value-type="currency">
            <text:p>$50,129.00</text:p>
          </table:table-cell>
          <table:table-cell office:value-type="float" office:value="21" calcext:value-type="float">
            <text:p>21</text:p>
          </table:table-cell>
          <table:table-cell office:value-type="currency" office:currency="MXN" office:value="60335" calcext:value-type="currency">
            <text:p>$60,335.00</text:p>
          </table:table-cell>
        </table:table-row>
        <table:table-row table:style-name="ro1">
          <table:table-cell office:value-type="currency" office:currency="MXN" office:value="70160" calcext:value-type="currency">
            <text:p>$70,160.00</text:p>
          </table:table-cell>
          <table:table-cell office:value-type="float" office:value="22" calcext:value-type="float">
            <text:p>22</text:p>
          </table:table-cell>
          <table:table-cell office:value-type="currency" office:currency="MXN" office:value="60150" calcext:value-type="currency">
            <text:p>$60,150.00</text:p>
          </table:table-cell>
        </table:table-row>
        <table:table-row table:style-name="ro1">
          <table:table-cell office:value-type="currency" office:currency="MXN" office:value="64352" calcext:value-type="currency">
            <text:p>$64,352.00</text:p>
          </table:table-cell>
          <table:table-cell office:value-type="float" office:value="23" calcext:value-type="float">
            <text:p>23</text:p>
          </table:table-cell>
          <table:table-cell office:value-type="currency" office:currency="MXN" office:value="57205" calcext:value-type="currency">
            <text:p>$57,205.00</text:p>
          </table:table-cell>
        </table:table-row>
        <table:table-row table:style-name="ro1">
          <table:table-cell office:value-type="currency" office:currency="MXN" office:value="53629" calcext:value-type="currency">
            <text:p>$53,629.00</text:p>
          </table:table-cell>
          <table:table-cell office:value-type="float" office:value="24" calcext:value-type="float">
            <text:p>24</text:p>
          </table:table-cell>
          <table:table-cell office:value-type="currency" office:currency="MXN" office:value="55552" calcext:value-type="currency">
            <text:p>$55,552.00</text:p>
          </table:table-cell>
        </table:table-row>
        <table:table-row table:style-name="ro1">
          <table:table-cell office:value-type="currency" office:currency="MXN" office:value="71537" calcext:value-type="currency">
            <text:p>$71,537.00</text:p>
          </table:table-cell>
          <table:table-cell office:value-type="float" office:value="25" calcext:value-type="float">
            <text:p>25</text:p>
          </table:table-cell>
          <table:table-cell office:value-type="currency" office:currency="MXN" office:value="55165" calcext:value-type="currency">
            <text:p>$55,165.00</text:p>
          </table:table-cell>
        </table:table-row>
        <table:table-row table:style-name="ro1">
          <table:table-cell office:value-type="currency" office:currency="MXN" office:value="62037" calcext:value-type="currency">
            <text:p>$62,037.00</text:p>
          </table:table-cell>
          <table:table-cell office:value-type="float" office:value="26" calcext:value-type="float">
            <text:p>26</text:p>
          </table:table-cell>
          <table:table-cell office:value-type="currency" office:currency="MXN" office:value="54650" calcext:value-type="currency">
            <text:p>$54,650.00</text:p>
          </table:table-cell>
        </table:table-row>
        <table:table-row table:style-name="ro1">
          <table:table-cell office:value-type="currency" office:currency="MXN" office:value="73992" calcext:value-type="currency">
            <text:p>$73,992.00</text:p>
          </table:table-cell>
          <table:table-cell office:value-type="float" office:value="27" calcext:value-type="float">
            <text:p>27</text:p>
          </table:table-cell>
          <table:table-cell office:value-type="currency" office:currency="MXN" office:value="54195" calcext:value-type="currency">
            <text:p>$54,195.00</text:p>
          </table:table-cell>
        </table:table-row>
        <table:table-row table:style-name="ro1">
          <table:table-cell office:value-type="currency" office:currency="MXN" office:value="62636" calcext:value-type="currency">
            <text:p>$62,636.00</text:p>
          </table:table-cell>
          <table:table-cell office:value-type="float" office:value="28" calcext:value-type="float">
            <text:p>28</text:p>
          </table:table-cell>
          <table:table-cell office:value-type="currency" office:currency="MXN" office:value="53629" calcext:value-type="currency">
            <text:p>$53,629.00</text:p>
          </table:table-cell>
        </table:table-row>
        <table:table-row table:style-name="ro1">
          <table:table-cell office:value-type="currency" office:currency="MXN" office:value="67833" calcext:value-type="currency">
            <text:p>$67,833.00</text:p>
          </table:table-cell>
          <table:table-cell office:value-type="float" office:value="29" calcext:value-type="float">
            <text:p>29</text:p>
          </table:table-cell>
          <table:table-cell office:value-type="currency" office:currency="MXN" office:value="52553" calcext:value-type="currency">
            <text:p>$52,553.00</text:p>
          </table:table-cell>
        </table:table-row>
        <table:table-row table:style-name="ro1">
          <table:table-cell office:value-type="currency" office:currency="MXN" office:value="55165" calcext:value-type="currency">
            <text:p>$55,165.00</text:p>
          </table:table-cell>
          <table:table-cell office:value-type="float" office:value="30" calcext:value-type="float">
            <text:p>30</text:p>
          </table:table-cell>
          <table:table-cell office:value-type="currency" office:currency="MXN" office:value="52149" calcext:value-type="currency">
            <text:p>$52,149.00</text:p>
          </table:table-cell>
        </table:table-row>
        <table:table-row table:style-name="ro1">
          <table:table-cell office:value-type="currency" office:currency="MXN" office:value="60471" calcext:value-type="currency">
            <text:p>$60,471.00</text:p>
          </table:table-cell>
          <table:table-cell office:value-type="float" office:value="31" calcext:value-type="float">
            <text:p>31</text:p>
          </table:table-cell>
          <table:table-cell office:value-type="currency" office:currency="MXN" office:value="51825" calcext:value-type="currency">
            <text:p>$51,825.00</text:p>
          </table:table-cell>
        </table:table-row>
        <table:table-row table:style-name="ro1">
          <table:table-cell office:value-type="currency" office:currency="MXN" office:value="57205" calcext:value-type="currency">
            <text:p>$57,205.00</text:p>
          </table:table-cell>
          <table:table-cell office:value-type="float" office:value="32" calcext:value-type="float">
            <text:p>32</text:p>
          </table:table-cell>
          <table:table-cell office:value-type="currency" office:currency="MXN" office:value="50129" calcext:value-type="currency">
            <text:p>$50,129.00</text:p>
          </table:table-cell>
        </table:table-row>
        <table:table-row table:style-name="ro1">
          <table:table-cell office:value-type="currency" office:currency="MXN" office:value="64501" calcext:value-type="currency">
            <text:p>$64,501.00</text:p>
          </table:table-cell>
          <table:table-cell office:value-type="float" office:value="33" calcext:value-type="float">
            <text:p>33</text:p>
          </table:table-cell>
          <table:table-cell office:value-type="currency" office:currency="MXN" office:value="49207" calcext:value-type="currency">
            <text:p>$49,207.00</text:p>
          </table:table-cell>
        </table:table-row>
        <table:table-row table:style-name="ro1">
          <table:table-cell office:value-type="currency" office:currency="MXN" office:value="72861" calcext:value-type="currency">
            <text:p>$72,861.00</text:p>
          </table:table-cell>
          <table:table-cell office:value-type="float" office:value="34" calcext:value-type="float">
            <text:p>34</text:p>
          </table:table-cell>
          <table:table-cell office:value-type="currency" office:currency="MXN" office:value="47629" calcext:value-type="currency">
            <text:p>$47,629.00</text:p>
          </table:table-cell>
        </table:table-row>
        <table:table-row table:style-name="ro1">
          <table:table-cell office:value-type="currency" office:currency="MXN" office:value="60335" calcext:value-type="currency">
            <text:p>$60,335.00</text:p>
          </table:table-cell>
          <table:table-cell office:value-type="float" office:value="35" calcext:value-type="float">
            <text:p>35</text:p>
          </table:table-cell>
          <table:table-cell office:value-type="currency" office:currency="MXN" office:value="46446" calcext:value-type="currency">
            <text:p>$46,446.00</text:p>
          </table:table-cell>
        </table:table-row>
        <table:table-row table:style-name="ro1">
          <table:table-cell office:value-type="currency" office:currency="MXN" office:value="54650" calcext:value-type="currency">
            <text:p>$54,650.00</text:p>
          </table:table-cell>
          <table:table-cell office:value-type="float" office:value="36" calcext:value-type="float">
            <text:p>36</text:p>
          </table:table-cell>
          <table:table-cell office:value-type="currency" office:currency="MXN" office:value="45789" calcext:value-type="currency">
            <text:p>$45,789.00</text:p>
          </table:table-cell>
        </table:table-row>
      </table:table>
      <table:named-expressions/>
      <table:database-ranges>
        <table:database-range table:name="__Anonymous_Sheet_DB__0" table:target-range-address="Sheet1.G3:Sheet1.G3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8T09:13:29.931000000</meta:creation-date>
    <dc:date>2020-06-18T23:41:05.744000000</dc:date>
    <meta:editing-duration>PT1H11M19S</meta:editing-duration>
    <meta:editing-cycles>9</meta:editing-cycles>
    <meta:generator>LibreOffice/6.4.4.2$Windows_X86_64 LibreOffice_project/3d775be2011f3886db32dfd395a6a6d1ca2630ff</meta:generator>
    <meta:document-statistic meta:table-count="3" meta:cell-count="618" meta:object-count="0"/>
  </office:meta>
</office:document-meta>
</file>